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cm" svg:height="1.8cm" svg:x="16.4cm" svg:y="1.3cm">
          <text:p text:style-name="P1">Framework</text:p>
          <draw:enhanced-geometry svg:viewBox="0 0 21600 21600" draw:type="rectangle" draw:enhanced-path="M 0 0 L 21600 0 21600 21600 0 21600 0 0 Z N"/>
        </draw:custom-shape>
        <draw:custom-shape draw:style-name="gr1" draw:text-style-name="P3" xml:id="id2" draw:id="id2" draw:layer="layout" svg:width="3.6cm" svg:height="1.8cm" svg:x="2.8cm" svg:y="4.5cm">
          <text:p text:style-name="P1"><text:span text:style-name="T1">Creating a</text:span></text:p>
          <text:p text:style-name="P1"><text:span text:style-name="T1">blank im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6cm" svg:height="1.8cm" svg:x="8.1cm" svg:y="4.5cm">
          <text:p text:style-name="P1"><text:span text:style-name="T1">Displaying</text:span></text:p>
          <text:p text:style-name="P1"><text:span text:style-name="T1">a blank imag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3.6cm" svg:height="1.8cm" svg:x="13.5cm" svg:y="4.5cm">
          <text:p text:style-name="P1"><text:span text:style-name="T1">Setting pixels</text:span></text:p>
          <text:p text:style-name="P1"><text:span text:style-name="T1">on an image</text:span></text:p>
          <text:p text:style-name="P1"><text:span text:style-name="T1">at run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3.6cm" svg:height="1.8cm" svg:x="18.2cm" svg:y="4.5cm">
          <text:p text:style-name="P1"><text:span text:style-name="T1">Making</text:span></text:p>
          <text:p text:style-name="P1"><text:span text:style-name="T1">window</text:span></text:p>
          <text:p text:style-name="P1"><text:span text:style-name="T1">resize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3.6cm" svg:height="1.8cm" svg:x="24.3cm" svg:y="4.5cm">
          <text:p text:style-name="P1"><text:span text:style-name="T1">Adding zoo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2.4cm" svg:height="1.1cm" svg:x="2cm" svg:y="7.7cm">
          <text:p text:style-name="P1"><text:span text:style-name="T2">Creating</text:span></text:p>
          <text:p text:style-name="P1"><text:span text:style-name="T2">‘</text:span><text:span text:style-name="T2">image’ clas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2.4cm" svg:height="1.1cm" svg:x="4.5cm" svg:y="7.7cm">
          <text:p text:style-name="P1"><text:span text:style-name="T2">Populating</text:span></text:p>
          <text:p text:style-name="P1"><text:span text:style-name="T2">‘</text:span><text:span text:style-name="T2">image’ clas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9" draw:id="id9" draw:layer="layout" svg:width="2.4cm" svg:height="1.1cm" svg:x="7.4cm" svg:y="7.7cm">
          <text:p text:style-name="P1"><text:span text:style-name="T2">Resizing</text:span></text:p>
          <text:p text:style-name="P1"><text:span text:style-name="T2">picture box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0" draw:id="id10" draw:layer="layout" svg:width="2.4cm" svg:height="1.1cm" svg:x="9.9cm" svg:y="7.7cm">
          <text:p text:style-name="P1"><text:span text:style-name="T2">Displaying</text:span></text:p>
          <text:p text:style-name="P1"><text:span text:style-name="T2">pixel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1" draw:id="id11" draw:layer="layout" svg:width="2.4cm" svg:height="1.1cm" svg:x="20cm" svg:y="7.7cm">
          <text:p text:style-name="P5"><text:span text:style-name="T3">Stop window</text:span></text:p>
          <text:p text:style-name="P5"><text:span text:style-name="T3">becoming too</text:span></text:p>
          <text:p text:style-name="P5"><text:span text:style-name="T3">small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6" draw:id="id16" draw:layer="layout" svg:width="2.4cm" svg:height="1.1cm" svg:x="17.5cm" svg:y="7.7cm">
          <text:p text:style-name="P1"><text:span text:style-name="T3">Determine</text:span></text:p>
          <text:p text:style-name="P1"><text:span text:style-name="T3">picture box</text:span></text:p>
          <text:p text:style-name="P1"><text:span text:style-name="T3">lo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2" draw:id="id12" draw:layer="layout" svg:width="2.4cm" svg:height="1.1cm" svg:x="22.9cm" svg:y="7.7cm">
          <text:p text:style-name="P1"><text:span text:style-name="T3">Zoom in on</text:span></text:p>
          <text:p text:style-name="P1"><text:span text:style-name="T3">fixed posi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5" draw:id="id15" draw:layer="layout" svg:width="2.4cm" svg:height="1.1cm" svg:x="23.5cm" svg:y="10cm">
          <text:p text:style-name="P1"><text:span text:style-name="T2">Draw that</text:span></text:p>
          <text:p text:style-name="P1"><text:span text:style-name="T2">part 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4" draw:id="id14" draw:layer="layout" svg:width="2.4cm" svg:height="1.1cm" svg:x="20.9cm" svg:y="10cm">
          <text:p text:style-name="P1"><text:span text:style-name="T3">Decide which</text:span></text:p>
          <text:p text:style-name="P1"><text:span text:style-name="T3">part needs to</text:span></text:p>
          <text:p text:style-name="P1"><text:span text:style-name="T3">be drawn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3" draw:id="id13" draw:layer="layout" svg:width="2.4cm" svg:height="1.1cm" svg:x="27cm" svg:y="7.7cm">
          <text:p text:style-name="P1"><text:span text:style-name="T3">Manipulate</text:span></text:p>
          <text:p text:style-name="P1"><text:span text:style-name="T3">zoom at</text:span></text:p>
          <text:p text:style-name="P1"><text:span text:style-name="T3">runtime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18.2cm" svg:y1="3.1cm" svg:x2="4.6cm" svg:y2="4.5cm" draw:start-shape="id1" draw:start-glue-point="2" draw:end-shape="id2" draw:end-glue-point="0" svg:d="M18200 3100v700h-13600v700" svg:viewBox="0 0 13601 1401">
          <text:p/>
        </draw:connector>
        <draw:connector draw:style-name="gr3" draw:text-style-name="P7" draw:layer="layout" svg:x1="18.2cm" svg:y1="3.1cm" svg:x2="9.9cm" svg:y2="4.5cm" draw:start-shape="id1" draw:end-shape="id3" draw:end-glue-point="0" svg:d="M18200 3100v700h-8300v700" svg:viewBox="0 0 8301 1401">
          <text:p/>
        </draw:connector>
        <draw:connector draw:style-name="gr3" draw:text-style-name="P7" draw:layer="layout" svg:x1="18.2cm" svg:y1="3.1cm" svg:x2="15.3cm" svg:y2="4.5cm" draw:start-shape="id1" draw:start-glue-point="2" draw:end-shape="id4" svg:d="M18200 3100v700h-2900v700" svg:viewBox="0 0 2901 1401">
          <text:p/>
        </draw:connector>
        <draw:connector draw:style-name="gr3" draw:text-style-name="P7" draw:layer="layout" svg:x1="18.2cm" svg:y1="3.1cm" svg:x2="20cm" svg:y2="4.5cm" draw:start-shape="id1" draw:start-glue-point="2" draw:end-shape="id5" svg:d="M18200 3100v700h1800v700" svg:viewBox="0 0 1801 1401">
          <text:p/>
        </draw:connector>
        <draw:connector draw:style-name="gr3" draw:text-style-name="P7" draw:layer="layout" svg:x1="18.2cm" svg:y1="3.1cm" svg:x2="26.1cm" svg:y2="4.5cm" draw:start-shape="id1" draw:start-glue-point="2" draw:end-shape="id6" svg:d="M18200 3100v700h7900v700" svg:viewBox="0 0 7901 1401">
          <text:p/>
        </draw:connector>
        <draw:connector draw:style-name="gr3" draw:text-style-name="P7" draw:layer="layout" svg:x1="4.6cm" svg:y1="6.3cm" svg:x2="3.2cm" svg:y2="7.7cm" draw:start-shape="id2" draw:start-glue-point="2" draw:end-shape="id7" svg:d="M4600 6300v700h-1400v700" svg:viewBox="0 0 1401 1401">
          <text:p/>
        </draw:connector>
        <draw:connector draw:style-name="gr3" draw:text-style-name="P7" draw:layer="layout" svg:x1="4.6cm" svg:y1="6.3cm" svg:x2="5.7cm" svg:y2="7.7cm" draw:start-shape="id2" draw:start-glue-point="2" draw:end-shape="id8" draw:end-glue-point="0" svg:d="M4600 6300v700h1100v700" svg:viewBox="0 0 1101 1401">
          <text:p/>
        </draw:connector>
        <draw:connector draw:style-name="gr3" draw:text-style-name="P7" draw:layer="layout" svg:x1="9.9cm" svg:y1="6.3cm" svg:x2="8.6cm" svg:y2="7.7cm" draw:start-shape="id3" draw:start-glue-point="2" draw:end-shape="id9" draw:end-glue-point="0" svg:d="M9900 6300v700h-1300v700" svg:viewBox="0 0 1301 1401">
          <text:p/>
        </draw:connector>
        <draw:connector draw:style-name="gr3" draw:text-style-name="P7" draw:layer="layout" svg:x1="9.9cm" svg:y1="6.3cm" svg:x2="11.1cm" svg:y2="7.7cm" draw:start-shape="id3" draw:start-glue-point="2" draw:end-shape="id10" svg:d="M9900 6300v700h1200v700" svg:viewBox="0 0 1201 1401">
          <text:p/>
        </draw:connector>
        <draw:connector draw:style-name="gr3" draw:text-style-name="P7" draw:layer="layout" svg:x1="20cm" svg:y1="6.3cm" svg:x2="21.2cm" svg:y2="7.7cm" draw:start-shape="id5" draw:start-glue-point="2" draw:end-shape="id11" svg:d="M20000 6300v700h1200v700" svg:viewBox="0 0 1201 1401">
          <text:p/>
        </draw:connector>
        <draw:connector draw:style-name="gr3" draw:text-style-name="P7" draw:layer="layout" svg:x1="26.1cm" svg:y1="6.3cm" svg:x2="24.1cm" svg:y2="7.7cm" draw:start-shape="id6" draw:start-glue-point="2" draw:end-shape="id12" draw:end-glue-point="0" svg:d="M26100 6300v700h-2000v700" svg:viewBox="0 0 2001 1401">
          <text:p/>
        </draw:connector>
        <draw:connector draw:style-name="gr3" draw:text-style-name="P7" draw:layer="layout" svg:x1="26.1cm" svg:y1="6.3cm" svg:x2="28.2cm" svg:y2="7.7cm" draw:start-shape="id6" draw:start-glue-point="2" draw:end-shape="id13" svg:d="M26100 6300v700h2100v700" svg:viewBox="0 0 2101 1401">
          <text:p/>
        </draw:connector>
        <draw:connector draw:style-name="gr3" draw:text-style-name="P7" draw:layer="layout" svg:x1="24.1cm" svg:y1="8.8cm" svg:x2="22.1cm" svg:y2="10cm" draw:start-shape="id12" draw:end-shape="id14" svg:d="M24100 8800v600h-2000v600" svg:viewBox="0 0 2001 1201">
          <text:p/>
        </draw:connector>
        <draw:connector draw:style-name="gr3" draw:text-style-name="P7" draw:layer="layout" svg:x1="24.1cm" svg:y1="8.8cm" svg:x2="24.7cm" svg:y2="10cm" draw:start-shape="id12" draw:start-glue-point="2" draw:end-shape="id15" svg:d="M24100 8800v600h600v600" svg:viewBox="0 0 601 1201">
          <text:p/>
        </draw:connector>
        <draw:connector draw:style-name="gr3" draw:text-style-name="P7" draw:layer="layout" svg:x1="20cm" svg:y1="6.3cm" svg:x2="18.7cm" svg:y2="7.7cm" draw:start-shape="id5" draw:start-glue-point="2" draw:end-shape="id16" svg:d="M20000 6300v700h-1300v700" svg:viewBox="0 0 1301 1401">
          <text:p/>
        </draw:connector>
        <draw:custom-shape draw:style-name="gr1" draw:text-style-name="P9" xml:id="id17" draw:id="id17" draw:layer="layout" svg:width="3.6cm" svg:height="1.8cm" svg:x="31.3cm" svg:y="4.5cm">
          <text:p text:style-name="P8"><text:span text:style-name="T4">Detecting</text:span></text:p>
          <text:p text:style-name="P8"><text:span text:style-name="T4">mouse posi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8" draw:id="id18" draw:layer="layout" svg:width="2.4cm" svg:height="1.1cm" svg:x="30.5cm" svg:y="7.7cm">
          <text:p text:style-name="P1"><text:span text:style-name="T3">Find coords on</text:span></text:p>
          <text:p text:style-name="P1"><text:span text:style-name="T3">Picture box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9" draw:id="id19" draw:layer="layout" svg:width="2.4cm" svg:height="1.1cm" svg:x="33.4cm" svg:y="7.7cm">
          <text:p text:style-name="P1"><text:span text:style-name="T3">Find coords on</text:span></text:p>
          <text:p text:style-name="P1"><text:span text:style-name="T3">overall image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20" draw:id="id20" draw:layer="layout" svg:width="2.4cm" svg:height="1.1cm" svg:x="32cm" svg:y="9.9cm">
          <text:p text:style-name="P1"><text:span text:style-name="T3">Find point on</text:span></text:p>
          <text:p text:style-name="P1"><text:span text:style-name="T3">overall image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21" draw:id="id21" draw:layer="layout" svg:width="2.4cm" svg:height="1.1cm" svg:x="34.8cm" svg:y="9.9cm">
          <text:p text:style-name="P1"><text:span text:style-name="T3">Snap to correct</text:span></text:p>
          <text:p text:style-name="P1"><text:span text:style-name="T3">pixel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18.2cm" svg:y1="3.1cm" svg:x2="33.1cm" svg:y2="4.5cm" draw:start-shape="id1" draw:start-glue-point="2" draw:end-shape="id17" svg:d="M18200 3100v700h14900v700" svg:viewBox="0 0 14901 1401">
          <text:p/>
        </draw:connector>
        <draw:connector draw:style-name="gr3" draw:text-style-name="P7" draw:layer="layout" svg:x1="33.1cm" svg:y1="6.3cm" svg:x2="31.7cm" svg:y2="7.7cm" draw:start-shape="id17" draw:start-glue-point="2" draw:end-shape="id18" draw:end-glue-point="0" svg:d="M33100 6300v700h-1400v700" svg:viewBox="0 0 1401 1401">
          <text:p/>
        </draw:connector>
        <draw:connector draw:style-name="gr3" draw:text-style-name="P7" draw:layer="layout" svg:x1="33.1cm" svg:y1="6.3cm" svg:x2="34.6cm" svg:y2="7.7cm" draw:start-shape="id17" draw:start-glue-point="2" draw:end-shape="id19" svg:d="M33100 6300v700h1500v700" svg:viewBox="0 0 1501 1401">
          <text:p/>
        </draw:connector>
        <draw:connector draw:style-name="gr3" draw:text-style-name="P7" draw:layer="layout" svg:x1="34.6cm" svg:y1="8.8cm" svg:x2="33.2cm" svg:y2="9.9cm" draw:start-shape="id19" draw:start-glue-point="2" draw:end-shape="id20" svg:d="M34600 8800v550h-1400v550" svg:viewBox="0 0 1401 1101">
          <text:p/>
        </draw:connector>
        <draw:connector draw:style-name="gr3" draw:text-style-name="P7" draw:layer="layout" svg:x1="34.6cm" svg:y1="8.8cm" svg:x2="36cm" svg:y2="9.9cm" draw:start-shape="id19" draw:start-glue-point="2" draw:end-shape="id21" draw:end-glue-point="0" svg:d="M34600 8800v550h1400v550" svg:viewBox="0 0 1401 1101">
          <text:p/>
        </draw:connector>
        <draw:custom-shape draw:style-name="gr2" draw:text-style-name="P4" xml:id="id22" draw:id="id22" draw:layer="layout" svg:width="2.4cm" svg:height="1.1cm" svg:x="26.4cm" svg:y="10cm">
          <text:p text:style-name="P1"><text:span text:style-name="T2">Handle</text:span></text:p>
          <text:p text:style-name="P1"><text:span text:style-name="T2">scroll bar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23" draw:id="id23" draw:layer="layout" svg:width="2.4cm" svg:height="1.1cm" svg:x="29cm" svg:y="10cm">
          <text:p text:style-name="P1"><text:span text:style-name="T3">Redraw</text:span></text:p>
          <text:p text:style-name="P1"><text:span text:style-name="T3">Needed pixels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28.2cm" svg:y1="8.8cm" svg:x2="27.6cm" svg:y2="10cm" draw:start-shape="id13" draw:start-glue-point="2" draw:end-shape="id22" draw:end-glue-point="0" svg:d="M28200 8800v600h-600v600" svg:viewBox="0 0 601 1201">
          <text:p/>
        </draw:connector>
        <draw:connector draw:style-name="gr3" draw:text-style-name="P7" draw:layer="layout" svg:x1="28.2cm" svg:y1="8.8cm" svg:x2="30.2cm" svg:y2="10cm" draw:start-shape="id13" draw:start-glue-point="2" draw:end-shape="id23" draw:end-glue-point="0" svg:d="M28200 8800v600h2000v600" svg:viewBox="0 0 2001 1201">
          <text:p/>
        </draw:connector>
        <draw:custom-shape draw:style-name="gr2" draw:text-style-name="P4" xml:id="id24" draw:id="id24" draw:layer="layout" svg:width="2.4cm" svg:height="1.1cm" svg:x="25.1cm" svg:y="12.3cm">
          <text:p text:style-name="P1"><text:span text:style-name="T2">Determine</text:span></text:p>
          <text:p text:style-name="P1"><text:span text:style-name="T2">bar siz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5" draw:id="id25" draw:layer="layout" svg:width="2.4cm" svg:height="1.1cm" svg:x="27.7cm" svg:y="12.3cm">
          <text:p text:style-name="P1"><text:span text:style-name="T2">Interpret</text:span></text:p>
          <text:p text:style-name="P1"><text:span text:style-name="T2">bar location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27.6cm" svg:y1="11.1cm" svg:x2="26.3cm" svg:y2="12.3cm" draw:start-shape="id22" draw:start-glue-point="2" draw:end-shape="id24" draw:end-glue-point="0" svg:d="M27600 11100v600h-1300v600" svg:viewBox="0 0 1301 1201">
          <text:p/>
        </draw:connector>
        <draw:connector draw:style-name="gr3" draw:text-style-name="P7" draw:layer="layout" svg:x1="27.6cm" svg:y1="11.1cm" svg:x2="28.9cm" svg:y2="12.3cm" draw:start-shape="id22" draw:start-glue-point="2" draw:end-shape="id25" svg:d="M27600 11100v600h1300v600" svg:viewBox="0 0 130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15:05:52.856000000</meta:creation-date>
    <dc:date>2019-06-27T11:22:28.049000000</dc:date>
    <meta:editing-duration>PT41M26S</meta:editing-duration>
    <meta:editing-cycles>3</meta:editing-cycles>
    <meta:generator>LibreOffice/5.4.7.2$Windows_x86 LibreOffice_project/c838ef25c16710f8838b1faec480ebba495259d0</meta:generator>
    <meta:document-statistic meta:object-count="49"/>
  </office:meta>
</office:document-meta>
</file>